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dash" draw:stroke-dash="Dashed_20__28_var_29__20_72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419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dash" draw:stroke-dash="Dashed_20__28_var_29__20_72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dash" draw:stroke-dash="Dashed_20__28_var_29__20_72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Bitstream Vera Sans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615cm" svg:height="3.132cm" svg:x="11.832cm" svg:y="13.353cm">
            <text:p/>
          </draw:rect>
          <draw:polygon draw:style-name="gr1" draw:text-style-name="P1" draw:layer="layout" svg:width="3.131cm" svg:height="3.138cm" svg:x="7.763cm" svg:y="13.353cm" svg:viewBox="0 0 3132 3139" draw:points="2088,0 3132,0 3132,3139 0,3131 0,1562 2088,1562">
            <text:p/>
          </draw:polygon>
          <draw:line draw:style-name="gr2" draw:text-style-name="P2" draw:layer="layout" svg:x1="11.833cm" svg:y1="13.353cm" svg:x2="14.444cm" svg:y2="13.353cm">
            <text:p/>
          </draw:line>
          <draw:line draw:style-name="gr2" draw:text-style-name="P2" draw:layer="layout" svg:x1="14.444cm" svg:y1="13.353cm" svg:x2="14.444cm" svg:y2="16.487cm">
            <text:p/>
          </draw:line>
          <draw:line draw:style-name="gr2" draw:text-style-name="P2" draw:layer="layout" svg:x1="11.833cm" svg:y1="13.353cm" svg:x2="11.833cm" svg:y2="16.487cm">
            <text:p/>
          </draw:line>
          <draw:line draw:style-name="gr2" draw:text-style-name="P2" draw:layer="layout" svg:x1="11.833cm" svg:y1="16.481cm" svg:x2="14.444cm" svg:y2="16.481cm">
            <text:p/>
          </draw:line>
          <draw:g>
            <draw:line draw:style-name="gr2" draw:text-style-name="P2" draw:layer="layout" svg:x1="11.781cm" svg:y1="14.867cm" svg:x2="11.885cm" svg:y2="14.971cm">
              <text:p/>
            </draw:line>
            <draw:line draw:style-name="gr2" draw:text-style-name="P2" draw:layer="layout" svg:x1="11.781cm" svg:y1="14.971cm" svg:x2="11.885cm" svg:y2="14.867cm">
              <text:p/>
            </draw:line>
          </draw:g>
          <draw:g>
            <draw:line draw:style-name="gr2" draw:text-style-name="P2" draw:layer="layout" svg:x1="14.391cm" svg:y1="14.867cm" svg:x2="14.495cm" svg:y2="14.971cm">
              <text:p/>
            </draw:line>
            <draw:line draw:style-name="gr2" draw:text-style-name="P2" draw:layer="layout" svg:x1="14.391cm" svg:y1="14.971cm" svg:x2="14.495cm" svg:y2="14.867cm">
              <text:p/>
            </draw:line>
          </draw:g>
          <draw:line draw:style-name="gr3" draw:text-style-name="P2" draw:layer="layout" svg:x1="11.833cm" svg:y1="14.918cm" svg:x2="14.444cm" svg:y2="14.918cm">
            <text:p/>
          </draw:line>
          <draw:frame draw:style-name="gr4" draw:text-style-name="P4" draw:layer="layout" svg:width="2.782cm" svg:height="0.669cm" svg:x="11.732cm" svg:y="16.611cm">
            <draw:text-box>
              <text:p text:style-name="P3"><text:span text:style-name="T1">Vue de côté</text:span></text:p>
            </draw:text-box>
          </draw:frame>
          <draw:frame draw:style-name="gr4" draw:text-style-name="P4" draw:layer="layout" svg:width="1.452cm" svg:height="0.669cm" svg:x="12.619cm" svg:y="12.81cm">
            <draw:text-box>
              <text:p text:style-name="P3"><text:span text:style-name="T1">5 cm</text:span></text:p>
            </draw:text-box>
          </draw:frame>
          <draw:line draw:style-name="gr2" draw:text-style-name="P2" draw:layer="layout" svg:x1="10.896cm" svg:y1="16.481cm" svg:x2="7.762cm" svg:y2="16.481cm">
            <text:p/>
          </draw:line>
          <draw:line draw:style-name="gr2" draw:text-style-name="P2" draw:layer="layout" svg:x1="10.895cm" svg:y1="16.487cm" svg:x2="10.895cm" svg:y2="13.353cm">
            <text:p/>
          </draw:line>
          <draw:line draw:style-name="gr2" draw:text-style-name="P2" draw:layer="layout" svg:x1="10.896cm" svg:y1="13.353cm" svg:x2="9.851cm" svg:y2="13.353cm">
            <text:p/>
          </draw:line>
          <draw:line draw:style-name="gr2" draw:text-style-name="P2" draw:layer="layout" svg:x1="7.762cm" svg:y1="16.485cm" svg:x2="7.762cm" svg:y2="14.918cm">
            <text:p/>
          </draw:line>
          <draw:line draw:style-name="gr2" draw:text-style-name="P2" draw:layer="layout" svg:x1="7.762cm" svg:y1="14.918cm" svg:x2="9.851cm" svg:y2="14.918cm">
            <text:p/>
          </draw:line>
          <draw:line draw:style-name="gr2" draw:text-style-name="P2" draw:layer="layout" svg:x1="9.851cm" svg:y1="14.92cm" svg:x2="9.851cm" svg:y2="13.353cm">
            <text:p/>
          </draw:line>
          <draw:g>
            <draw:line draw:style-name="gr2" draw:text-style-name="P2" draw:layer="layout" svg:x1="10.843cm" svg:y1="14.866cm" svg:x2="10.947cm" svg:y2="14.97cm">
              <text:p/>
            </draw:line>
            <draw:line draw:style-name="gr2" draw:text-style-name="P2" draw:layer="layout" svg:x1="10.843cm" svg:y1="14.97cm" svg:x2="10.947cm" svg:y2="14.866cm">
              <text:p/>
            </draw:line>
          </draw:g>
          <draw:line draw:style-name="gr5" draw:text-style-name="P2" draw:layer="layout" svg:x1="9.851cm" svg:y1="14.918cm" svg:x2="10.896cm" svg:y2="14.918cm">
            <text:p/>
          </draw:line>
          <draw:frame draw:name="DescriptionOOoTep" draw:style-name="gr6" draw:text-style-name="P5" draw:layer="layout" svg:width="0.004cm" svg:height="0.006cm" svg:x="7.761cm" svg:y="16.484cm">
            <draw:text-box>
              <text:p/>
            </draw:text-box>
            <svg:desc>@options;

@figure;
  A = point( 6 , 0 )  { i };
  B = point( 0 , 0 )  { i };
  sAB = segment( A , B );
  C = point( 6 , 6 )  { i };
  sAC = segment( A , C );
  D = point( 4 , 6 )  { i };
  sCD = segment( C , D );
  E = point( 0 , 3 )  { i };
  sBE = segment( B , E );
  F = point( 4 , 3 )  { i };
  sEF = segment( E , F );
  sFD = segment( F , D );
  I = milieu( sAC )  { // , sansnom };
  sFI = segment( F , I )  { 7 };
  G = point( -8 , -2 )  { i };
  H = point( -3 , -2 )  { i };
  sGH = segment( G , H );
  J = point( -3 , -8 )  { i };
  sHJ = segment( H , J );
  K = point( -8 , -8 )  { i };
  sGK = segment( G , K );
  sKJ = segment( K , J );
  L = milieu( sGK )  { // , sansnom };
  M = milieu( sHJ )  { // , sansnom };
  sLM = segment( L , M )  { 7 };

</svg:desc>
          </draw:frame>
          <draw:g>
            <draw:line draw:style-name="gr2" draw:text-style-name="P2" draw:layer="layout" svg:x1="9.748cm" svg:y1="14.097cm" svg:x2="9.948cm" svg:y2="13.995cm">
              <text:p/>
            </draw:line>
            <draw:line draw:style-name="gr2" draw:text-style-name="P2" draw:layer="layout" svg:x1="9.748cm" svg:y1="14.163cm" svg:x2="9.948cm" svg:y2="14.061cm">
              <text:p/>
            </draw:line>
          </draw:g>
          <draw:line draw:style-name="gr7" draw:text-style-name="P2" draw:layer="layout" svg:x1="9.851cm" svg:y1="16.481cm" svg:x2="9.851cm" svg:y2="14.914cm">
            <text:p/>
          </draw:line>
          <draw:frame draw:style-name="gr4" draw:text-style-name="P4" draw:layer="layout" svg:width="3.052cm" svg:height="0.669cm" svg:x="7.86cm" svg:y="16.611cm">
            <draw:text-box>
              <text:p text:style-name="P3"><text:span text:style-name="T1">Vue de face</text:span></text:p>
            </draw:text-box>
          </draw:frame>
          <draw:frame draw:style-name="gr4" draw:text-style-name="P4" draw:layer="layout" svg:width="1.452cm" svg:height="0.669cm" svg:x="8.169cm" svg:y="14.385cm">
            <draw:text-box>
              <text:p text:style-name="P3"><text:span text:style-name="T1">4 cm</text:span></text:p>
            </draw:text-box>
          </draw:frame>
          <draw:frame draw:style-name="gr4" draw:text-style-name="P4" draw:layer="layout" svg:width="1.449cm" svg:height="0.669cm" svg:x="9.719cm" svg:y="12.81cm">
            <draw:text-box>
              <text:p text:style-name="P3"><text:span text:style-name="T1">2 cm</text:span></text:p>
            </draw:text-box>
          </draw:frame>
          <draw:frame draw:style-name="gr4" draw:text-style-name="P4" draw:layer="layout" svg:width="1.449cm" svg:height="0.669cm" draw:transform="rotate (1.5707963267949) translate (7.038cm 16.509cm)">
            <draw:text-box>
              <text:p text:style-name="P3"><text:span text:style-name="T1">3 cm</text:span></text:p>
            </draw:text-box>
          </draw:frame>
          <draw:g>
            <draw:line draw:style-name="gr2" draw:text-style-name="P2" draw:layer="layout" svg:x1="9.748cm" svg:y1="14.097cm" svg:x2="9.948cm" svg:y2="13.995cm">
              <text:p/>
            </draw:line>
            <draw:line draw:style-name="gr2" draw:text-style-name="P2" draw:layer="layout" svg:x1="9.748cm" svg:y1="14.163cm" svg:x2="9.948cm" svg:y2="14.061cm">
              <text:p/>
            </draw:line>
          </draw:g>
          <draw:g>
            <draw:line draw:style-name="gr2" draw:text-style-name="P2" draw:layer="layout" svg:x1="10.796cm" svg:y1="14.097cm" svg:x2="10.996cm" svg:y2="13.995cm">
              <text:p/>
            </draw:line>
            <draw:line draw:style-name="gr2" draw:text-style-name="P2" draw:layer="layout" svg:x1="10.796cm" svg:y1="14.163cm" svg:x2="10.996cm" svg:y2="14.061cm">
              <text:p/>
            </draw:line>
          </draw:g>
          <draw:g>
            <draw:line draw:style-name="gr2" draw:text-style-name="P2" draw:layer="layout" svg:x1="11.736cm" svg:y1="14.097cm" svg:x2="11.936cm" svg:y2="13.995cm">
              <text:p/>
            </draw:line>
            <draw:line draw:style-name="gr2" draw:text-style-name="P2" draw:layer="layout" svg:x1="11.736cm" svg:y1="14.163cm" svg:x2="11.936cm" svg:y2="14.061cm">
              <text:p/>
            </draw:line>
          </draw:g>
          <draw:g>
            <draw:line draw:style-name="gr2" draw:text-style-name="P2" draw:layer="layout" svg:x1="14.36cm" svg:y1="14.097cm" svg:x2="14.56cm" svg:y2="13.995cm">
              <text:p/>
            </draw:line>
            <draw:line draw:style-name="gr2" draw:text-style-name="P2" draw:layer="layout" svg:x1="14.36cm" svg:y1="14.163cm" svg:x2="14.56cm" svg:y2="14.061cm">
              <text:p/>
            </draw:line>
          </draw:g>
          <draw:g>
            <draw:line draw:style-name="gr2" draw:text-style-name="P2" draw:layer="layout" svg:x1="14.36cm" svg:y1="15.796cm" svg:x2="14.56cm" svg:y2="15.694cm">
              <text:p/>
            </draw:line>
            <draw:line draw:style-name="gr2" draw:text-style-name="P2" draw:layer="layout" svg:x1="14.36cm" svg:y1="15.865cm" svg:x2="14.56cm" svg:y2="15.763cm">
              <text:p/>
            </draw:line>
          </draw:g>
          <draw:g>
            <draw:line draw:style-name="gr2" draw:text-style-name="P2" draw:layer="layout" svg:x1="11.736cm" svg:y1="15.796cm" svg:x2="11.936cm" svg:y2="15.694cm">
              <text:p/>
            </draw:line>
            <draw:line draw:style-name="gr2" draw:text-style-name="P2" draw:layer="layout" svg:x1="11.736cm" svg:y1="15.865cm" svg:x2="11.936cm" svg:y2="15.763cm">
              <text:p/>
            </draw:line>
          </draw:g>
          <draw:g>
            <draw:line draw:style-name="gr2" draw:text-style-name="P2" draw:layer="layout" svg:x1="10.796cm" svg:y1="15.796cm" svg:x2="10.996cm" svg:y2="15.694cm">
              <text:p/>
            </draw:line>
            <draw:line draw:style-name="gr2" draw:text-style-name="P2" draw:layer="layout" svg:x1="10.796cm" svg:y1="15.865cm" svg:x2="10.996cm" svg:y2="15.763cm">
              <text:p/>
            </draw:line>
          </draw:g>
          <draw:g>
            <draw:line draw:style-name="gr2" draw:text-style-name="P2" draw:layer="layout" svg:x1="7.656cm" svg:y1="15.796cm" svg:x2="7.856cm" svg:y2="15.694cm">
              <text:p/>
            </draw:line>
            <draw:line draw:style-name="gr2" draw:text-style-name="P2" draw:layer="layout" svg:x1="7.656cm" svg:y1="15.865cm" svg:x2="7.856cm" svg:y2="15.76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216" draw:display-name="Dashed (var) 7216" draw:style="rect" draw:dots1="1" draw:dots1-length="63%" draw:distance="63%"/>
    <draw:stroke-dash draw:name="Dashed_20__28_var_29__20_7217" draw:display-name="Dashed (var) 7217" draw:style="rect" draw:dots1="1" draw:dots1-length="63%" draw:distance="63%"/>
    <draw:stroke-dash draw:name="Dashed_20__28_var_29__20_7218" draw:display-name="Dashed (var) 7218" draw:style="rect" draw:dots1="1" draw:dots1-length="63%" draw:distance="6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19:01.837960765</meta:creation-date>
    <dc:date>2018-05-19T18:19:24.739913554</dc:date>
    <meta:editing-duration>PT23S</meta:editing-duration>
    <meta:editing-cycles>1</meta:editing-cycles>
    <meta:document-statistic meta:object-count="59"/>
    <meta:generator>LibreOffice/6.0.0.3$MacOSX_X86_64 LibreOffice_project/64a0f66915f38c6217de274f0aa8e15618924765</meta:generator>
  </office:meta>
</office:document-meta>
</file>